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3.582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15.75cm"/>
    </style:style>
    <style:style style:name="P1" style:family="paragraph">
      <style:paragraph-properties style:writing-mode="lr-tb"/>
      <style:text-properties style:font-name="Arial Black1" fo:font-size="72pt" style:font-size-asian="72pt" style:font-size-complex="72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Calibri" fo:font-size="60pt" style:font-size-asian="60pt" style:font-size-complex="6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font-name="Arial Black1" fo:font-size="72pt" style:font-size-asian="72pt" style:font-size-complex="72pt"/>
    </style:style>
    <style:style style:name="T2" style:family="text">
      <style:text-properties style:font-name="Calibri" fo:font-size="60pt" style:font-size-asian="60pt" style:font-size-complex="6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Calibri" fo:font-size="60pt" fo:font-style="normal" fo:text-shadow="none" style:text-underline-style="none" fo:font-weight="normal" style:letter-kerning="true" fo:background-color="transparent" style:font-name-asian="Microsoft YaHei" style:font-size-asian="60pt" style:font-style-asian="normal" style:font-weight-asian="normal" style:font-name-complex="Lucida Sans" style:font-size-complex="6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8cm" svg:height="3.582cm" svg:x="0cm" svg:y="4.895cm" presentation:class="title" presentation:user-transformed="true">
          <draw:text-box>
            <text:p><text:span text:style-name="T1">Hay Jubil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><text:span text:style-name="T2">Este es el sonido de fiesta</text:span><text:span text:style-name="T2"><text:line-break/></text:span><text:span text:style-name="T2">No hay más lamento y tristeza</text:span><text:span text:style-name="T2"><text:line-break/></text:span><text:span text:style-name="T2">De muerte a vid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4"><text:span text:style-name="T2">Alumbras mis días </text:span><text:span text:style-name="T2"><text:line-break/></text:span><text:span text:style-name="T2">Es tiempo de celebra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><text:span text:style-name="T2">Tus hijos regresan a casa</text:span><text:span text:style-name="T2"><text:line-break/></text:span><text:span text:style-name="T2">Se escribe una historia de gracia</text:span><text:span text:style-name="T2"><text:line-break/></text:span><text:span text:style-name="T2">No somos esclavo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4"><text:span text:style-name="T2">Mas hijos amados </text:span><text:span text:style-name="T2"><text:line-break/></text:span><text:span text:style-name="T2">Es tiempo de celebra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><text:span text:style-name="T2">Hay júbilo y danza</text:span><text:span text:style-name="T2"><text:line-break/></text:span><text:span text:style-name="T2">Hay libertad en Tu casa</text:span><text:span text:style-name="T2"><text:line-break/></text:span><text:span text:style-name="T2">Celebración y alegría</text:span><text:span text:style-name="T2"><text:line-break/></text:span><text:span text:style-name="T2">Pues hoy es un nuevo día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><text:span text:style-name="T2">Hay júbilo y danza</text:span><text:span text:style-name="T2"><text:line-break/></text:span><text:span text:style-name="T2">Hay libertad en Tu casa</text:span><text:span text:style-name="T2"><text:line-break/></text:span><text:span text:style-name="T2">Celebración y alegría</text:span><text:span text:style-name="T2"><text:line-break/></text:span><text:span text:style-name="T2">Pues hoy es un nuevo día</text:span><text:span text:style-name="T2"><text:line-break/></text:span><text:span text:style-name="T2">Hay júbil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><text:span text:style-name="T2">Ven, ven, ven</text:span><text:span text:style-name="T2"><text:line-break/></text:span><text:span text:style-name="T2">Aún hay lugar</text:span><text:span text:style-name="T2"><text:line-break/></text:span><text:span text:style-name="T2">Ven, ven, ven</text:span><text:span text:style-name="T2"><text:line-break/></text:span><text:span text:style-name="T2">Déjate ama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4"><text:span text:style-name="T3">Ven, ven, ven </text:span><text:span text:style-name="T3"><text:line-break/></text:span><text:span text:style-name="T3">Este es tu hogar </text:span><text:span text:style-name="T3"><text:line-break/></text:span><text:span text:style-name="T3">Es tiempo de celebrar</text:span><text:span text:style-name="T3"><text:line-break/></text:span><text:span text:style-name="T2">Hay júbil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1-17T18:02:31.217000000</meta:creation-date>
    <dc:date>2023-02-28T19:22:35.294000000</dc:date>
    <meta:editing-duration>PT1H25M6S</meta:editing-duration>
    <meta:editing-cycles>3</meta:editing-cycles>
    <meta:generator>Real_Office/6.2.3.2$Windows_x86 LibreOffice_project/b40a93cffb3080b9876e40c60e03703e9bd35612</meta:generator>
    <meta:document-statistic meta:object-count="48"/>
  </office:meta>
</office:document-meta>
</file>